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7800000078FE9AB7D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fill="solid" draw:fill-color="#e6e6e6" fo:min-height="7.0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margin-top="0.42cm" fo:margin-bottom="0.35cm" fo:text-indent="0cm"/>
    </style:style>
    <style:style style:name="P2" style:family="paragraph">
      <style:paragraph-properties fo:margin-left="0cm" fo:margin-right="0cm" fo:margin-top="0.42cm" fo:margin-bottom="0.35cm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6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16pt" fo:font-weight="normal"/>
    </style:style>
    <style:style style:name="T2" style:family="text">
      <style:text-properties fo:font-size="16pt"/>
    </style:style>
    <style:style style:name="T3" style:family="text">
      <style:text-properties fo:font-size="1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5.777cm" svg:height="7.311cm" svg:x="16.023cm" svg:y="4.5cm">
          <draw:text-box>
            <text:p text:style-name="P1"><text:span text:style-name="T1">RES</text:span></text:p>
            <text:p text:style-name="P1"><text:span text:style-name="T2">1b:b-dglc-hex-1:5</text:span></text:p>
            <text:p text:style-name="P1"><text:span text:style-name="T2">2s:n-acetyl</text:span></text:p>
            <text:p text:style-name="P1"><text:span text:style-name="T1">LIN</text:span></text:p>
            <text:p text:style-name="P1"><text:span text:style-name="T2">1:1o(2-1)2n</text:span></text:p>
            <text:p text:style-name="P1"><text:span text:style-name="T3">ISO</text:span></text:p>
            <text:p text:style-name="P1"><text:span text:style-name="T1">1:1c(6-c13)</text:span></text:p>
          </draw:text-box>
        </draw:frame>
        <draw:frame draw:style-name="gr2" draw:text-style-name="P4" draw:layer="layout" svg:width="7.123cm" svg:height="2.132cm" svg:x="8.564cm" svg:y="4.5cm">
          <draw:text-box>
            <text:p text:style-name="P3"><text:span text:style-name="T1">b-D-GlcNAc, pyranose form </text:span><text:span text:style-name="T1"><text:line-break/></text:span><text:span text:style-name="T1">C13 isotopic label </text:span></text:p>
            <text:p text:style-name="P3"><text:span text:style-name="T1">on C6</text:span></text:p>
          </draw:text-box>
        </draw:frame>
        <draw:frame draw:style-name="gr3" draw:text-style-name="P5" draw:layer="layout" svg:width="4.232cm" svg:height="4.232cm" svg:x="8.968cm" svg:y="7.568cm">
          <draw:image xlink:href="Pictures/100000000000007800000078FE9AB7DA.jpg" xlink:type="simple" xlink:show="embed" xlink:actuate="onLoad">
            <text:p text:style-name="P3"/>
          </draw:image>
        </draw:frame>
        <draw:custom-shape draw:style-name="gr4" draw:text-style-name="P5" draw:layer="layout" svg:width="0.5cm" svg:height="0.5cm" svg:x="10.1cm" svg:y="7.2cm">
          <text:p text:style-name="P3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01T14:46:26</meta:creation-date>
    <dc:date>2007-04-23T18:24:56</dc:date>
    <dc:language>de-DE</dc:language>
    <meta:editing-cycles>21</meta:editing-cycles>
    <meta:editing-duration>PT2H40M2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